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3338315" calcext:value-type="float">
            <text:p>0.00333831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67144" calcext:value-type="float">
            <text:p>0.00671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0379045" calcext:value-type="float">
            <text:p>0.0103790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14279475" calcext:value-type="float">
            <text:p>0.01427947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803835" calcext:value-type="float">
            <text:p>0.0180383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20869695" calcext:value-type="float">
            <text:p>0.0208696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2370104" calcext:value-type="float">
            <text:p>0.02370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26532385" calcext:value-type="float">
            <text:p>0.02653238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2936373" calcext:value-type="float">
            <text:p>0.0293637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32195075" calcext:value-type="float">
            <text:p>0.0321950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3502642" calcext:value-type="float">
            <text:p>0.0350264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37857765" calcext:value-type="float">
            <text:p>0.037857765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4068911" calcext:value-type="float">
            <text:p>0.0406891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43520455" calcext:value-type="float">
            <text:p>0.04352045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45134585" calcext:value-type="float">
            <text:p>0.04513458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485421" calcext:value-type="float">
            <text:p>0.04854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5256722" calcext:value-type="float">
            <text:p>0.0525672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56859305" calcext:value-type="float">
            <text:p>0.05685930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61425505" calcext:value-type="float">
            <text:p>0.06142550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66463605" calcext:value-type="float">
            <text:p>0.06646360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215348" calcext:value-type="float">
            <text:p>0.072153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78510495" calcext:value-type="float">
            <text:p>0.07851049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8534415" calcext:value-type="float">
            <text:p>0.0853441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9225731" calcext:value-type="float">
            <text:p>0.0922573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98609375" calcext:value-type="float">
            <text:p>0.0986093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03279595" calcext:value-type="float">
            <text:p>0.1032795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07949815" calcext:value-type="float">
            <text:p>0.1079498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112620035" calcext:value-type="float">
            <text:p>0.11262003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117290255" calcext:value-type="float">
            <text:p>0.11729025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121960475" calcext:value-type="float">
            <text:p>0.12196047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126630695" calcext:value-type="float">
            <text:p>0.12663069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131300915" calcext:value-type="float">
            <text:p>0.13130091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135971135" calcext:value-type="float">
            <text:p>0.13597113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140641355" calcext:value-type="float">
            <text:p>0.1406413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145311575" calcext:value-type="float">
            <text:p>0.14531157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149981795" calcext:value-type="float">
            <text:p>0.1499817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154652015" calcext:value-type="float">
            <text:p>0.1546520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156708065" calcext:value-type="float">
            <text:p>0.156708065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161525495" calcext:value-type="float">
            <text:p>0.16152549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6805864" calcext:value-type="float">
            <text:p>0.16805864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175815605" calcext:value-type="float">
            <text:p>0.1758156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184332245" calcext:value-type="float">
            <text:p>0.184332245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19309646" calcext:value-type="float">
            <text:p>0.1930964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201506915" calcext:value-type="float">
            <text:p>0.20150691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20879146" calcext:value-type="float">
            <text:p>0.2087914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213692655" calcext:value-type="float">
            <text:p>0.21369265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21859385" calcext:value-type="float">
            <text:p>0.2185938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223495045" calcext:value-type="float">
            <text:p>0.22349504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22839624" calcext:value-type="float">
            <text:p>0.228396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33297435" calcext:value-type="float">
            <text:p>0.23329743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23819863" calcext:value-type="float">
            <text:p>0.2381986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243099825" calcext:value-type="float">
            <text:p>0.24309982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24800102" calcext:value-type="float">
            <text:p>0.2480010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252902215" calcext:value-type="float">
            <text:p>0.25290221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25780341" calcext:value-type="float">
            <text:p>0.2578034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262704605" calcext:value-type="float">
            <text:p>0.262704605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2676058" calcext:value-type="float">
            <text:p>0.267605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272506995" calcext:value-type="float">
            <text:p>0.272506995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0.276385045" calcext:value-type="float">
            <text:p>0.27638504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28250499" calcext:value-type="float">
            <text:p>0.2825049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2898923" calcext:value-type="float">
            <text:p>0.289892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29792811" calcext:value-type="float">
            <text:p>0.2979281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30610101" calcext:value-type="float">
            <text:p>0.30610101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31395513" calcext:value-type="float">
            <text:p>0.3139551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32107376" calcext:value-type="float">
            <text:p>0.321073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32706797" calcext:value-type="float">
            <text:p>0.3270679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0.33153244" calcext:value-type="float">
            <text:p>0.3315324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33371522" calcext:value-type="float">
            <text:p>0.33371522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335898" calcext:value-type="float">
            <text:p>0.33589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33808078" calcext:value-type="float">
            <text:p>0.33808078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34026356" calcext:value-type="float">
            <text:p>0.3402635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34244634" calcext:value-type="float">
            <text:p>0.3424463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0.34462912" calcext:value-type="float">
            <text:p>0.344629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3468119" calcext:value-type="float">
            <text:p>0.346811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899468" calcext:value-type="float">
            <text:p>0.3489946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0.35117746" calcext:value-type="float">
            <text:p>0.3511774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0.35336024" calcext:value-type="float">
            <text:p>0.3533602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0.35554302" calcext:value-type="float">
            <text:p>0.3555430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0.35826902" calcext:value-type="float">
            <text:p>0.3582690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36463836" calcext:value-type="float">
            <text:p>0.3646383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372604675" calcext:value-type="float">
            <text:p>0.3726046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0.381279825" calcext:value-type="float">
            <text:p>0.38127982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0.39006415" calcext:value-type="float">
            <text:p>0.3900641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0.398526645" calcext:value-type="float">
            <text:p>0.39852664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0.406376935" calcext:value-type="float">
            <text:p>0.40637693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413455625" calcext:value-type="float">
            <text:p>0.413455625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0.419690435" calcext:value-type="float">
            <text:p>0.41969043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42492068" calcext:value-type="float">
            <text:p>0.4249206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0.42822047" calcext:value-type="float">
            <text:p>0.4282204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43152026" calcext:value-type="float">
            <text:p>0.431520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43482005" calcext:value-type="float">
            <text:p>0.4348200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43811984" calcext:value-type="float">
            <text:p>0.4381198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44141963" calcext:value-type="float">
            <text:p>0.441419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44471942" calcext:value-type="float">
            <text:p>0.4447194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44801921" calcext:value-type="float">
            <text:p>0.4480192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451319" calcext:value-type="float">
            <text:p>0.451319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0.45461879" calcext:value-type="float">
            <text:p>0.4546187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0.45791858" calcext:value-type="float">
            <text:p>0.4579185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0.46121837" calcext:value-type="float">
            <text:p>0.4612183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4646262" calcext:value-type="float">
            <text:p>0.464626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0.47171986" calcext:value-type="float">
            <text:p>0.4717198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0.47970517" calcext:value-type="float">
            <text:p>0.4797051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0.487864705" calcext:value-type="float">
            <text:p>0.4878647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0.49603747" calcext:value-type="float">
            <text:p>0.4960374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0.50431243" calcext:value-type="float">
            <text:p>0.50431243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0.512828455" calcext:value-type="float">
            <text:p>0.51282845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0.521616915" calcext:value-type="float">
            <text:p>0.521616915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0.53050686" calcext:value-type="float">
            <text:p>0.5305068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0.53906246" calcext:value-type="float">
            <text:p>0.5390624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0.54644862" calcext:value-type="float">
            <text:p>0.5464486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0.550704815" calcext:value-type="float">
            <text:p>0.550704815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0.55496101" calcext:value-type="float">
            <text:p>0.55496101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0.559217205" calcext:value-type="float">
            <text:p>0.559217205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0.5634734" calcext:value-type="float">
            <text:p>0.563473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0.567729595" calcext:value-type="float">
            <text:p>0.567729595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0.57198579" calcext:value-type="float">
            <text:p>0.57198579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0.576241985" calcext:value-type="float">
            <text:p>0.57624198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0.58049818" calcext:value-type="float">
            <text:p>0.5804981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0.584754375" calcext:value-type="float">
            <text:p>0.58475437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0.58901057" calcext:value-type="float">
            <text:p>0.5890105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0.593266765" calcext:value-type="float">
            <text:p>0.593266765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0.59752296" calcext:value-type="float">
            <text:p>0.5975229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600499255" calcext:value-type="float">
            <text:p>0.60049925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60536606" calcext:value-type="float">
            <text:p>0.6053660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611570925" calcext:value-type="float">
            <text:p>0.611570925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618762605" calcext:value-type="float">
            <text:p>0.61876260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62658946" calcext:value-type="float">
            <text:p>0.6265894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0.634668535" calcext:value-type="float">
            <text:p>0.63466853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64258191" calcext:value-type="float">
            <text:p>0.642581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649872525" calcext:value-type="float">
            <text:p>0.6498725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656022035" calcext:value-type="float">
            <text:p>0.656022035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66034072" calcext:value-type="float">
            <text:p>0.6603407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664659405" calcext:value-type="float">
            <text:p>0.664659405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66897809" calcext:value-type="float">
            <text:p>0.66897809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673296775" calcext:value-type="float">
            <text:p>0.673296775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67761546" calcext:value-type="float">
            <text:p>0.6776154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681934145" calcext:value-type="float">
            <text:p>0.681934145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68625283" calcext:value-type="float">
            <text:p>0.6862528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690571515" calcext:value-type="float">
            <text:p>0.690571515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6948902" calcext:value-type="float">
            <text:p>0.694890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699208885" calcext:value-type="float">
            <text:p>0.699208885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70352757" calcext:value-type="float">
            <text:p>0.70352757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707846255" calcext:value-type="float">
            <text:p>0.707846255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71216494" calcext:value-type="float">
            <text:p>0.7121649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716608165" calcext:value-type="float">
            <text:p>0.716608165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72327609" calcext:value-type="float">
            <text:p>0.7232760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731088385" calcext:value-type="float">
            <text:p>0.731088385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0.73936374" calcext:value-type="float">
            <text:p>0.7393637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747579685" calcext:value-type="float">
            <text:p>0.747579685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75532472" calcext:value-type="float">
            <text:p>0.7553247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76229243" calcext:value-type="float">
            <text:p>0.7622924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76828363" calcext:value-type="float">
            <text:p>0.76828363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773173025" calcext:value-type="float">
            <text:p>0.773173025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77671471" calcext:value-type="float">
            <text:p>0.7767147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780256395" calcext:value-type="float">
            <text:p>0.780256395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78379808" calcext:value-type="float">
            <text:p>0.78379808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787339765" calcext:value-type="float">
            <text:p>0.787339765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79088145" calcext:value-type="float">
            <text:p>0.79088145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794423135" calcext:value-type="float">
            <text:p>0.794423135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79796482" calcext:value-type="float">
            <text:p>0.797964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801506505" calcext:value-type="float">
            <text:p>0.801506505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80504819" calcext:value-type="float">
            <text:p>0.80504819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808589875" calcext:value-type="float">
            <text:p>0.80858987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81213156" calcext:value-type="float">
            <text:p>0.8121315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815673245" calcext:value-type="float">
            <text:p>0.815673245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81828305" calcext:value-type="float">
            <text:p>0.8182830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823889595" calcext:value-type="float">
            <text:p>0.823889595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83016947" calcext:value-type="float">
            <text:p>0.83016947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836494995" calcext:value-type="float">
            <text:p>0.83649499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842789405" calcext:value-type="float">
            <text:p>0.842789405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84926026" calcext:value-type="float">
            <text:p>0.8492602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85615092" calcext:value-type="float">
            <text:p>0.8561509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863546565" calcext:value-type="float">
            <text:p>0.86354656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87130868" calcext:value-type="float">
            <text:p>0.87130868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879086865" calcext:value-type="float">
            <text:p>0.87908686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88632675" calcext:value-type="float">
            <text:p>0.88632675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89219282" calcext:value-type="float">
            <text:p>0.89219282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894866025" calcext:value-type="float">
            <text:p>0.894866025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89753923" calcext:value-type="float">
            <text:p>0.89753923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900212435" calcext:value-type="float">
            <text:p>0.900212435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90288564" calcext:value-type="float">
            <text:p>0.90288564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905558845" calcext:value-type="float">
            <text:p>0.905558845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90823205" calcext:value-type="float">
            <text:p>0.9082320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910905255" calcext:value-type="float">
            <text:p>0.9109052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91357846" calcext:value-type="float">
            <text:p>0.9135784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916251665" calcext:value-type="float">
            <text:p>0.916251665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91892487" calcext:value-type="float">
            <text:p>0.91892487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921598075" calcext:value-type="float">
            <text:p>0.921598075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92427128" calcext:value-type="float">
            <text:p>0.92427128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926944485" calcext:value-type="float">
            <text:p>0.92694448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92961769" calcext:value-type="float">
            <text:p>0.92961769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933712655" calcext:value-type="float">
            <text:p>0.933712655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93948198" calcext:value-type="float">
            <text:p>0.9394819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94596238" calcext:value-type="float">
            <text:p>0.94596238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95239563" calcext:value-type="float">
            <text:p>0.95239563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95809747" calcext:value-type="float">
            <text:p>0.95809747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9624213" calcext:value-type="float">
            <text:p>0.9624213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96459793" calcext:value-type="float">
            <text:p>0.9645979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96677456" calcext:value-type="float">
            <text:p>0.9667745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67663" calcext:value-type="float">
            <text:p>0.667663</text:p>
          </table:table-cell>
          <table:table-cell office:value-type="float" office:value="0.96895119" calcext:value-type="float">
            <text:p>0.96895119</text:p>
          </table:table-cell>
          <table:table-cell table:formula="of:=POWER([.C201]-6.75;2)" office:value-type="float" office:value="33.4205253436024" calcext:value-type="float">
            <text:p>33.4205253436</text:p>
          </table:table-cell>
          <table:table-cell table:formula="of:=SQRT(SUM([.D151:.D250])/100)" office:value-type="float" office:value="4.10948384680769" calcext:value-type="float">
            <text:p>4.109483846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5217" calcext:value-type="float">
            <text:p>0.675217</text:p>
          </table:table-cell>
          <table:table-cell office:value-type="float" office:value="0.967789505" calcext:value-type="float">
            <text:p>0.967789505</text:p>
          </table:table-cell>
          <table:table-cell table:formula="of:=POWER([.C202]-6.75;2)" office:value-type="float" office:value="33.4339582084881" calcext:value-type="float">
            <text:p>33.433958208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732929" calcext:value-type="float">
            <text:p>0.732929</text:p>
          </table:table-cell>
          <table:table-cell office:value-type="float" office:value="0.966798985" calcext:value-type="float">
            <text:p>0.966798985</text:p>
          </table:table-cell>
          <table:table-cell table:formula="of:=POWER([.C203]-6.75;2)" office:value-type="float" office:value="33.445413979897" calcext:value-type="float">
            <text:p>33.445413979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80086" calcext:value-type="float">
            <text:p>0.780086</text:p>
          </table:table-cell>
          <table:table-cell office:value-type="float" office:value="0.96647657" calcext:value-type="float">
            <text:p>0.96647657</text:p>
          </table:table-cell>
          <table:table-cell table:formula="of:=POWER([.C204]-6.75;2)" office:value-type="float" office:value="33.449143265359" calcext:value-type="float">
            <text:p>33.4491432654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51775" calcext:value-type="float">
            <text:p>0.751775</text:p>
          </table:table-cell>
          <table:table-cell office:value-type="float" office:value="0.96579284" calcext:value-type="float">
            <text:p>0.96579284</text:p>
          </table:table-cell>
          <table:table-cell table:formula="of:=POWER([.C205]-6.75;2)" office:value-type="float" office:value="33.4570524697953" calcext:value-type="float">
            <text:p>33.457052469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6335644" calcext:value-type="float">
            <text:p>0.96335644</text:p>
          </table:table-cell>
          <table:table-cell table:formula="of:=POWER([.C206]-6.75;2)" office:value-type="float" office:value="33.4852436904895" calcext:value-type="float">
            <text:p>33.48524369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6184757" calcext:value-type="float">
            <text:p>0.96184757</text:p>
          </table:table-cell>
          <table:table-cell table:formula="of:=POWER([.C207]-6.75;2)" office:value-type="float" office:value="33.5027085529149" calcext:value-type="float">
            <text:p>33.50270855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603387" calcext:value-type="float">
            <text:p>0.9603387</text:p>
          </table:table-cell>
          <table:table-cell table:formula="of:=POWER([.C208]-6.75;2)" office:value-type="float" office:value="33.5201779687177" calcext:value-type="float">
            <text:p>33.5201779687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882983" calcext:value-type="float">
            <text:p>0.95882983</text:p>
          </table:table-cell>
          <table:table-cell table:formula="of:=POWER([.C209]-6.75;2)" office:value-type="float" office:value="33.5376519378978" calcext:value-type="float">
            <text:p>33.537651937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732096" calcext:value-type="float">
            <text:p>0.95732096</text:p>
          </table:table-cell>
          <table:table-cell table:formula="of:=POWER([.C210]-6.75;2)" office:value-type="float" office:value="33.5551304604553" calcext:value-type="float">
            <text:p>33.555130460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581209" calcext:value-type="float">
            <text:p>0.95581209</text:p>
          </table:table-cell>
          <table:table-cell table:formula="of:=POWER([.C211]-6.75;2)" office:value-type="float" office:value="33.5726135363902" calcext:value-type="float">
            <text:p>33.572613536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430322" calcext:value-type="float">
            <text:p>0.95430322</text:p>
          </table:table-cell>
          <table:table-cell table:formula="of:=POWER([.C212]-6.75;2)" office:value-type="float" office:value="33.5901011657024" calcext:value-type="float">
            <text:p>33.59010116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42686" calcext:value-type="float">
            <text:p>0.9542686</text:p>
          </table:table-cell>
          <table:table-cell table:formula="of:=POWER([.C213]-6.75;2)" office:value-type="float" office:value="33.590502460946" calcext:value-type="float">
            <text:p>33.590502460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566269" calcext:value-type="float">
            <text:p>0.566269</text:p>
          </table:table-cell>
          <table:table-cell office:value-type="float" office:value="0.95576185" calcext:value-type="float">
            <text:p>0.95576185</text:p>
          </table:table-cell>
          <table:table-cell table:formula="of:=POWER([.C214]-6.75;2)" office:value-type="float" office:value="33.5731957389154" calcext:value-type="float">
            <text:p>33.573195738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22826" calcext:value-type="float">
            <text:p>0.322826</text:p>
          </table:table-cell>
          <table:table-cell office:value-type="float" office:value="0.95761537" calcext:value-type="float">
            <text:p>0.95761537</text:p>
          </table:table-cell>
          <table:table-cell table:formula="of:=POWER([.C215]-6.75;2)" office:value-type="float" office:value="33.5517197018602" calcext:value-type="float">
            <text:p>33.5517197019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81503" calcext:value-type="float">
            <text:p>0.681503</text:p>
          </table:table-cell>
          <table:table-cell office:value-type="float" office:value="0.96028614" calcext:value-type="float">
            <text:p>0.96028614</text:p>
          </table:table-cell>
          <table:table-cell table:formula="of:=POWER([.C216]-6.75;2)" office:value-type="float" office:value="33.5207865806761" calcext:value-type="float">
            <text:p>33.520786580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805024" calcext:value-type="float">
            <text:p>0.805024</text:p>
          </table:table-cell>
          <table:table-cell office:value-type="float" office:value="0.96021339" calcext:value-type="float">
            <text:p>0.96021339</text:p>
          </table:table-cell>
          <table:table-cell table:formula="of:=POWER([.C217]-6.75;2)" office:value-type="float" office:value="33.5216289893353" calcext:value-type="float">
            <text:p>33.5216289893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858417" calcext:value-type="float">
            <text:p>0.858417</text:p>
          </table:table-cell>
          <table:table-cell office:value-type="float" office:value="0.958309895" calcext:value-type="float">
            <text:p>0.958309895</text:p>
          </table:table-cell>
          <table:table-cell table:formula="of:=POWER([.C218]-6.75;2)" office:value-type="float" office:value="33.5436742723549" calcext:value-type="float">
            <text:p>33.543674272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1324" calcext:value-type="float">
            <text:p>0.91324</text:p>
          </table:table-cell>
          <table:table-cell office:value-type="float" office:value="0.955482265" calcext:value-type="float">
            <text:p>0.955482265</text:p>
          </table:table-cell>
          <table:table-cell table:formula="of:=POWER([.C219]-6.75;2)" office:value-type="float" office:value="33.5764357812295" calcext:value-type="float">
            <text:p>33.576435781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00762" calcext:value-type="float">
            <text:p>1.00762</text:p>
          </table:table-cell>
          <table:table-cell office:value-type="float" office:value="0.953253955" calcext:value-type="float">
            <text:p>0.953253955</text:p>
          </table:table-cell>
          <table:table-cell table:formula="of:=POWER([.C220]-6.75;2)" office:value-type="float" office:value="33.6022647102231" calcext:value-type="float">
            <text:p>33.602264710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137975" calcext:value-type="float">
            <text:p>1.137975</text:p>
          </table:table-cell>
          <table:table-cell office:value-type="float" office:value="0.951822275" calcext:value-type="float">
            <text:p>0.951822275</text:p>
          </table:table-cell>
          <table:table-cell table:formula="of:=POWER([.C221]-6.75;2)" office:value-type="float" office:value="33.6188649306862" calcext:value-type="float">
            <text:p>33.6188649307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271403" calcext:value-type="float">
            <text:p>1.271403</text:p>
          </table:table-cell>
          <table:table-cell office:value-type="float" office:value="0.950730155" calcext:value-type="float">
            <text:p>0.950730155</text:p>
          </table:table-cell>
          <table:table-cell table:formula="of:=POWER([.C222]-6.75;2)" office:value-type="float" office:value="33.6315307351263" calcext:value-type="float">
            <text:p>33.631530735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366731" calcext:value-type="float">
            <text:p>1.366731</text:p>
          </table:table-cell>
          <table:table-cell office:value-type="float" office:value="0.9494397" calcext:value-type="float">
            <text:p>0.9494397</text:p>
          </table:table-cell>
          <table:table-cell table:formula="of:=POWER([.C223]-6.75;2)" office:value-type="float" office:value="33.6464997939361" calcext:value-type="float">
            <text:p>33.646499793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382632" calcext:value-type="float">
            <text:p>1.382632</text:p>
          </table:table-cell>
          <table:table-cell office:value-type="float" office:value="0.94745336" calcext:value-type="float">
            <text:p>0.94745336</text:p>
          </table:table-cell>
          <table:table-cell table:formula="of:=POWER([.C224]-6.75;2)" office:value-type="float" office:value="33.6695475093753" calcext:value-type="float">
            <text:p>33.669547509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270413" calcext:value-type="float">
            <text:p>1.270413</text:p>
          </table:table-cell>
          <table:table-cell office:value-type="float" office:value="0.94425616" calcext:value-type="float">
            <text:p>0.94425616</text:p>
          </table:table-cell>
          <table:table-cell table:formula="of:=POWER([.C225]-6.75;2)" office:value-type="float" office:value="33.7066615356979" calcext:value-type="float">
            <text:p>33.706661535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41620055" calcext:value-type="float">
            <text:p>0.941620055</text:p>
          </table:table-cell>
          <table:table-cell table:formula="of:=POWER([.C226]-6.75;2)" office:value-type="float" office:value="33.7372775854782" calcext:value-type="float">
            <text:p>33.737277585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40665795" calcext:value-type="float">
            <text:p>0.940665795</text:p>
          </table:table-cell>
          <table:table-cell table:formula="of:=POWER([.C227]-6.75;2)" office:value-type="float" office:value="33.748363905383" calcext:value-type="float">
            <text:p>33.748363905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9711535" calcext:value-type="float">
            <text:p>0.939711535</text:p>
          </table:table-cell>
          <table:table-cell table:formula="of:=POWER([.C228]-6.75;2)" office:value-type="float" office:value="33.7594520465121" calcext:value-type="float">
            <text:p>33.759452046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8757275" calcext:value-type="float">
            <text:p>0.938757275</text:p>
          </table:table-cell>
          <table:table-cell table:formula="of:=POWER([.C229]-6.75;2)" office:value-type="float" office:value="33.7705420088654" calcext:value-type="float">
            <text:p>33.770542008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7803015" calcext:value-type="float">
            <text:p>0.937803015</text:p>
          </table:table-cell>
          <table:table-cell table:formula="of:=POWER([.C230]-6.75;2)" office:value-type="float" office:value="33.7816337924431" calcext:value-type="float">
            <text:p>33.781633792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6848755" calcext:value-type="float">
            <text:p>0.936848755</text:p>
          </table:table-cell>
          <table:table-cell table:formula="of:=POWER([.C231]-6.75;2)" office:value-type="float" office:value="33.792727397245" calcext:value-type="float">
            <text:p>33.792727397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5058455" calcext:value-type="float">
            <text:p>0.935058455</text:p>
          </table:table-cell>
          <table:table-cell table:formula="of:=POWER([.C232]-6.75;2)" office:value-type="float" office:value="33.813545171767" calcext:value-type="float">
            <text:p>33.813545171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432595" calcext:value-type="float">
            <text:p>0.93432595</text:p>
          </table:table-cell>
          <table:table-cell table:formula="of:=POWER([.C233]-6.75;2)" office:value-type="float" office:value="33.8220646558434" calcext:value-type="float">
            <text:p>33.822064655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329447" calcext:value-type="float">
            <text:p>0.93329447</text:p>
          </table:table-cell>
          <table:table-cell table:formula="of:=POWER([.C234]-6.75;2)" office:value-type="float" office:value="33.8340632227326" calcext:value-type="float">
            <text:p>33.834063222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30236185" calcext:value-type="float">
            <text:p>0.930236185</text:p>
          </table:table-cell>
          <table:table-cell table:formula="of:=POWER([.C235]-6.75;2)" office:value-type="float" office:value="33.8696508623834" calcext:value-type="float">
            <text:p>33.869650862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271779" calcext:value-type="float">
            <text:p>0.9271779</text:p>
          </table:table-cell>
          <table:table-cell table:formula="of:=POWER([.C236]-6.75;2)" office:value-type="float" office:value="33.9052572082484" calcext:value-type="float">
            <text:p>33.905257208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34044" calcext:value-type="float">
            <text:p>0.934044</text:p>
          </table:table-cell>
          <table:table-cell office:value-type="float" office:value="0.924119615" calcext:value-type="float">
            <text:p>0.924119615</text:p>
          </table:table-cell>
          <table:table-cell table:formula="of:=POWER([.C237]-6.75;2)" office:value-type="float" office:value="33.9408822603277" calcext:value-type="float">
            <text:p>33.940882260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1121" calcext:value-type="float">
            <text:p>0.41121</text:p>
          </table:table-cell>
          <table:table-cell office:value-type="float" office:value="0.92106133" calcext:value-type="float">
            <text:p>0.92106133</text:p>
          </table:table-cell>
          <table:table-cell table:formula="of:=POWER([.C238]-6.75;2)" office:value-type="float" office:value="33.9765260186214" calcext:value-type="float">
            <text:p>33.976526018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63486" calcext:value-type="float">
            <text:p>0.963486</text:p>
          </table:table-cell>
          <table:table-cell office:value-type="float" office:value="0.920617215" calcext:value-type="float">
            <text:p>0.920617215</text:p>
          </table:table-cell>
          <table:table-cell table:formula="of:=POWER([.C239]-6.75;2)" office:value-type="float" office:value="33.9817036540544" calcext:value-type="float">
            <text:p>33.98170365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306629" calcext:value-type="float">
            <text:p>1.306629</text:p>
          </table:table-cell>
          <table:table-cell office:value-type="float" office:value="0.91737663" calcext:value-type="float">
            <text:p>0.91737663</text:p>
          </table:table-cell>
          <table:table-cell table:formula="of:=POWER([.C240]-6.75;2)" office:value-type="float" office:value="34.0194953762702" calcext:value-type="float">
            <text:p>34.019495376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551393" calcext:value-type="float">
            <text:p>1.551393</text:p>
          </table:table-cell>
          <table:table-cell office:value-type="float" office:value="0.91536435" calcext:value-type="float">
            <text:p>0.91536435</text:p>
          </table:table-cell>
          <table:table-cell table:formula="of:=POWER([.C241]-6.75;2)" office:value-type="float" office:value="34.0429731682509" calcext:value-type="float">
            <text:p>34.042973168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703328" calcext:value-type="float">
            <text:p>1.703328</text:p>
          </table:table-cell>
          <table:table-cell office:value-type="float" office:value="0.91328531" calcext:value-type="float">
            <text:p>0.91328531</text:p>
          </table:table-cell>
          <table:table-cell table:formula="of:=POWER([.C242]-6.75;2)" office:value-type="float" office:value="34.0672383724618" calcext:value-type="float">
            <text:p>34.067238372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752843" calcext:value-type="float">
            <text:p>1.752843</text:p>
          </table:table-cell>
          <table:table-cell office:value-type="float" office:value="0.910547005" calcext:value-type="float">
            <text:p>0.910547005</text:p>
          </table:table-cell>
          <table:table-cell table:formula="of:=POWER([.C243]-6.75;2)" office:value-type="float" office:value="34.0992112808145" calcext:value-type="float">
            <text:p>34.099211280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682091" calcext:value-type="float">
            <text:p>1.682091</text:p>
          </table:table-cell>
          <table:table-cell office:value-type="float" office:value="0.90658813" calcext:value-type="float">
            <text:p>0.90658813</text:p>
          </table:table-cell>
          <table:table-cell table:formula="of:=POWER([.C244]-6.75;2)" office:value-type="float" office:value="34.1454622824569" calcext:value-type="float">
            <text:p>34.145462282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56909" calcext:value-type="float">
            <text:p>1.456909</text:p>
          </table:table-cell>
          <table:table-cell office:value-type="float" office:value="0.900316165" calcext:value-type="float">
            <text:p>0.900316165</text:p>
          </table:table-cell>
          <table:table-cell table:formula="of:=POWER([.C245]-6.75;2)" office:value-type="float" office:value="34.2188009694603" calcext:value-type="float">
            <text:p>34.218800969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9517011" calcext:value-type="float">
            <text:p>0.89517011</text:p>
          </table:table-cell>
          <table:table-cell table:formula="of:=POWER([.C246]-6.75;2)" office:value-type="float" office:value="34.2790330408374" calcext:value-type="float">
            <text:p>34.2790330408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92407405" calcext:value-type="float">
            <text:p>0.892407405</text:p>
          </table:table-cell>
          <table:table-cell table:formula="of:=POWER([.C247]-6.75;2)" office:value-type="float" office:value="34.3113910089988" calcext:value-type="float">
            <text:p>34.31139100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896447" calcext:value-type="float">
            <text:p>0.8896447</text:p>
          </table:table-cell>
          <table:table-cell table:formula="of:=POWER([.C248]-6.75;2)" office:value-type="float" office:value="34.3437642422381" calcext:value-type="float">
            <text:p>34.34376424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86881995" calcext:value-type="float">
            <text:p>0.886881995</text:p>
          </table:table-cell>
          <table:table-cell table:formula="of:=POWER([.C249]-6.75;2)" office:value-type="float" office:value="34.3761527405552" calcext:value-type="float">
            <text:p>34.3761527406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8267496" calcext:value-type="float">
            <text:p>0.88267496</text:p>
          </table:table-cell>
          <table:table-cell table:formula="of:=POWER([.C250]-6.75;2)" office:value-type="float" office:value="34.425503125011" calcext:value-type="float">
            <text:p>34.4255031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8169654" calcext:value-type="float">
            <text:p>0.88169654</text:p>
          </table:table-cell>
          <table:table-cell table:formula="of:=POWER([.C251]-6.75;2)" office:value-type="float" office:value="34.436985498648" calcext:value-type="float">
            <text:p>34.436985498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8116826" calcext:value-type="float">
            <text:p>0.88116826</text:p>
          </table:table-cell>
          <table:table-cell table:formula="of:=POWER([.C252]-6.75;2)" office:value-type="float" office:value="34.4431859924314" calcext:value-type="float">
            <text:p>34.443185992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7912088" calcext:value-type="float">
            <text:p>0.87912088</text:p>
          </table:table-cell>
          <table:table-cell table:formula="of:=POWER([.C253]-6.75;2)" office:value-type="float" office:value="34.467221641652" calcext:value-type="float">
            <text:p>34.467221641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770735" calcext:value-type="float">
            <text:p>0.8770735</text:p>
          </table:table-cell>
          <table:table-cell table:formula="of:=POWER([.C254]-6.75;2)" office:value-type="float" office:value="34.4912656744023" calcext:value-type="float">
            <text:p>34.491265674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7502612" calcext:value-type="float">
            <text:p>0.87502612</text:p>
          </table:table-cell>
          <table:table-cell table:formula="of:=POWER([.C255]-6.75;2)" office:value-type="float" office:value="34.5153180906822" calcext:value-type="float">
            <text:p>34.515318090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7297874" calcext:value-type="float">
            <text:p>0.87297874</text:p>
          </table:table-cell>
          <table:table-cell table:formula="of:=POWER([.C256]-6.75;2)" office:value-type="float" office:value="34.539378890492" calcext:value-type="float">
            <text:p>34.539378890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7093136" calcext:value-type="float">
            <text:p>0.87093136</text:p>
          </table:table-cell>
          <table:table-cell table:formula="of:=POWER([.C257]-6.75;2)" office:value-type="float" office:value="34.5634480738314" calcext:value-type="float">
            <text:p>34.563448073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80239" calcext:value-type="float">
            <text:p>0.980239</text:p>
          </table:table-cell>
          <table:table-cell office:value-type="float" office:value="0.86888398" calcext:value-type="float">
            <text:p>0.86888398</text:p>
          </table:table-cell>
          <table:table-cell table:formula="of:=POWER([.C258]-6.75;2)" office:value-type="float" office:value="34.5875256407006" calcext:value-type="float">
            <text:p>34.58752564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77561" calcext:value-type="float">
            <text:p>0.77561</text:p>
          </table:table-cell>
          <table:table-cell office:value-type="float" office:value="0.8668366" calcext:value-type="float">
            <text:p>0.8668366</text:p>
          </table:table-cell>
          <table:table-cell table:formula="of:=POWER([.C259]-6.75;2)" office:value-type="float" office:value="34.6116115910996" calcext:value-type="float">
            <text:p>34.611611591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223989" calcext:value-type="float">
            <text:p>1.223989</text:p>
          </table:table-cell>
          <table:table-cell office:value-type="float" office:value="0.86548537" calcext:value-type="float">
            <text:p>0.86548537</text:p>
          </table:table-cell>
          <table:table-cell table:formula="of:=POWER([.C260]-6.75;2)" office:value-type="float" office:value="34.627512430684" calcext:value-type="float">
            <text:p>34.627512430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7462" calcext:value-type="float">
            <text:p>1.477462</text:p>
          </table:table-cell>
          <table:table-cell office:value-type="float" office:value="0.863549815" calcext:value-type="float">
            <text:p>0.863549815</text:p>
          </table:table-cell>
          <table:table-cell table:formula="of:=POWER([.C261]-6.75;2)" office:value-type="float" office:value="34.6502957804865" calcext:value-type="float">
            <text:p>34.6502957805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607162" calcext:value-type="float">
            <text:p>1.607162</text:p>
          </table:table-cell>
          <table:table-cell office:value-type="float" office:value="0.859854325" calcext:value-type="float">
            <text:p>0.859854325</text:p>
          </table:table-cell>
          <table:table-cell table:formula="of:=POWER([.C262]-6.75;2)" office:value-type="float" office:value="34.6938160727212" calcext:value-type="float">
            <text:p>34.693816072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63458" calcext:value-type="float">
            <text:p>1.63458</text:p>
          </table:table-cell>
          <table:table-cell office:value-type="float" office:value="0.855510335" calcext:value-type="float">
            <text:p>0.855510335</text:p>
          </table:table-cell>
          <table:table-cell table:formula="of:=POWER([.C263]-6.75;2)" office:value-type="float" office:value="34.7450084107918" calcext:value-type="float">
            <text:p>34.745008410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570824" calcext:value-type="float">
            <text:p>1.570824</text:p>
          </table:table-cell>
          <table:table-cell office:value-type="float" office:value="0.851029255" calcext:value-type="float">
            <text:p>0.851029255</text:p>
          </table:table-cell>
          <table:table-cell table:formula="of:=POWER([.C264]-6.75;2)" office:value-type="float" office:value="34.7978558503658" calcext:value-type="float">
            <text:p>34.7978558504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23726" calcext:value-type="float">
            <text:p>1.423726</text:p>
          </table:table-cell>
          <table:table-cell office:value-type="float" office:value="0.846866955" calcext:value-type="float">
            <text:p>0.846866955</text:p>
          </table:table-cell>
          <table:table-cell table:formula="of:=POWER([.C265]-6.75;2)" office:value-type="float" office:value="34.846979746971" calcext:value-type="float">
            <text:p>34.84697974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198842" calcext:value-type="float">
            <text:p>1.198842</text:p>
          </table:table-cell>
          <table:table-cell office:value-type="float" office:value="0.843440145" calcext:value-type="float">
            <text:p>0.843440145</text:p>
          </table:table-cell>
          <table:table-cell table:formula="of:=POWER([.C266]-6.75;2)" office:value-type="float" office:value="34.8874493206976" calcext:value-type="float">
            <text:p>34.887449320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92894" calcext:value-type="float">
            <text:p>0.892894</text:p>
          </table:table-cell>
          <table:table-cell office:value-type="float" office:value="0.841137755" calcext:value-type="float">
            <text:p>0.841137755</text:p>
          </table:table-cell>
          <table:table-cell table:formula="of:=POWER([.C267]-6.75;2)" office:value-type="float" office:value="34.9146530303864" calcext:value-type="float">
            <text:p>34.914653030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39255005" calcext:value-type="float">
            <text:p>0.839255005</text:p>
          </table:table-cell>
          <table:table-cell table:formula="of:=POWER([.C268]-6.75;2)" office:value-type="float" office:value="34.9369063959175" calcext:value-type="float">
            <text:p>34.936906395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4247936" calcext:value-type="float">
            <text:p>0.84247936</text:p>
          </table:table-cell>
          <table:table-cell table:formula="of:=POWER([.C269]-6.75;2)" office:value-type="float" office:value="34.898800112026" calcext:value-type="float">
            <text:p>34.89880011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46945025" calcext:value-type="float">
            <text:p>0.846945025</text:p>
          </table:table-cell>
          <table:table-cell table:formula="of:=POWER([.C270]-6.75;2)" office:value-type="float" office:value="34.8460580378722" calcext:value-type="float">
            <text:p>34.8460580379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1671685" calcext:value-type="float">
            <text:p>0.851671685</text:p>
          </table:table-cell>
          <table:table-cell table:formula="of:=POWER([.C271]-6.75;2)" office:value-type="float" office:value="34.7902769115307" calcext:value-type="float">
            <text:p>34.790276911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5787705" calcext:value-type="float">
            <text:p>0.855787705</text:p>
          </table:table-cell>
          <table:table-cell table:formula="of:=POWER([.C272]-6.75;2)" office:value-type="float" office:value="34.7417385785292" calcext:value-type="float">
            <text:p>34.7417385785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8418895" calcext:value-type="float">
            <text:p>0.858418895</text:p>
          </table:table-cell>
          <table:table-cell table:formula="of:=POWER([.C273]-6.75;2)" office:value-type="float" office:value="34.710727916793" calcext:value-type="float">
            <text:p>34.710727916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824207" calcext:value-type="float">
            <text:p>0.85824207</text:p>
          </table:table-cell>
          <table:table-cell table:formula="of:=POWER([.C274]-6.75;2)" office:value-type="float" office:value="34.7128115057179" calcext:value-type="float">
            <text:p>34.712811505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8065245" calcext:value-type="float">
            <text:p>0.858065245</text:p>
          </table:table-cell>
          <table:table-cell table:formula="of:=POWER([.C275]-6.75;2)" office:value-type="float" office:value="34.7148951571769" calcext:value-type="float">
            <text:p>34.714895157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788842" calcext:value-type="float">
            <text:p>0.85788842</text:p>
          </table:table-cell>
          <table:table-cell table:formula="of:=POWER([.C276]-6.75;2)" office:value-type="float" office:value="34.7169788711701" calcext:value-type="float">
            <text:p>34.7169788712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7711595" calcext:value-type="float">
            <text:p>0.857711595</text:p>
          </table:table-cell>
          <table:table-cell table:formula="of:=POWER([.C277]-6.75;2)" office:value-type="float" office:value="34.7190626476974" calcext:value-type="float">
            <text:p>34.71906264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36556" calcext:value-type="float">
            <text:p>0.436556</text:p>
          </table:table-cell>
          <table:table-cell office:value-type="float" office:value="0.85753477" calcext:value-type="float">
            <text:p>0.85753477</text:p>
          </table:table-cell>
          <table:table-cell table:formula="of:=POWER([.C278]-6.75;2)" office:value-type="float" office:value="34.721146486759" calcext:value-type="float">
            <text:p>34.721146486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5452" calcext:value-type="float">
            <text:p>0.5452</text:p>
          </table:table-cell>
          <table:table-cell office:value-type="float" office:value="0.857553055" calcext:value-type="float">
            <text:p>0.857553055</text:p>
          </table:table-cell>
          <table:table-cell table:formula="of:=POWER([.C279]-6.75;2)" office:value-type="float" office:value="34.7209309996398" calcext:value-type="float">
            <text:p>34.720930999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273868" calcext:value-type="float">
            <text:p>1.273868</text:p>
          </table:table-cell>
          <table:table-cell office:value-type="float" office:value="0.85699827" calcext:value-type="float">
            <text:p>0.85699827</text:p>
          </table:table-cell>
          <table:table-cell table:formula="of:=POWER([.C280]-6.75;2)" office:value-type="float" office:value="34.727469389783" calcext:value-type="float">
            <text:p>34.727469389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593263" calcext:value-type="float">
            <text:p>1.593263</text:p>
          </table:table-cell>
          <table:table-cell office:value-type="float" office:value="0.852800145" calcext:value-type="float">
            <text:p>0.852800145</text:p>
          </table:table-cell>
          <table:table-cell table:formula="of:=POWER([.C281]-6.75;2)" office:value-type="float" office:value="34.776966129812" calcext:value-type="float">
            <text:p>34.7769661298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73503" calcext:value-type="float">
            <text:p>1.73503</text:p>
          </table:table-cell>
          <table:table-cell office:value-type="float" office:value="0.847005045" calcext:value-type="float">
            <text:p>0.847005045</text:p>
          </table:table-cell>
          <table:table-cell table:formula="of:=POWER([.C282]-6.75;2)" office:value-type="float" office:value="34.8453494387554" calcext:value-type="float">
            <text:p>34.8453494388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756865" calcext:value-type="float">
            <text:p>1.756865</text:p>
          </table:table-cell>
          <table:table-cell office:value-type="float" office:value="0.84050111" calcext:value-type="float">
            <text:p>0.84050111</text:p>
          </table:table-cell>
          <table:table-cell table:formula="of:=POWER([.C283]-6.75;2)" office:value-type="float" office:value="34.9221771309112" calcext:value-type="float">
            <text:p>34.922177130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692499" calcext:value-type="float">
            <text:p>1.692499</text:p>
          </table:table-cell>
          <table:table-cell office:value-type="float" office:value="0.833888" calcext:value-type="float">
            <text:p>0.833888</text:p>
          </table:table-cell>
          <table:table-cell table:formula="of:=POWER([.C284]-6.75;2)" office:value-type="float" office:value="35.000381196544" calcext:value-type="float">
            <text:p>35.000381196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570058" calcext:value-type="float">
            <text:p>1.570058</text:p>
          </table:table-cell>
          <table:table-cell office:value-type="float" office:value="0.82759672" calcext:value-type="float">
            <text:p>0.82759672</text:p>
          </table:table-cell>
          <table:table-cell table:formula="of:=POWER([.C285]-6.75;2)" office:value-type="float" office:value="35.0748606109548" calcext:value-type="float">
            <text:p>35.0748606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15738" calcext:value-type="float">
            <text:p>1.415738</text:p>
          </table:table-cell>
          <table:table-cell office:value-type="float" office:value="0.821917645" calcext:value-type="float">
            <text:p>0.821917645</text:p>
          </table:table-cell>
          <table:table-cell table:formula="of:=POWER([.C286]-6.75;2)" office:value-type="float" office:value="35.1421604076623" calcext:value-type="float">
            <text:p>35.142160407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246962" calcext:value-type="float">
            <text:p>1.246962</text:p>
          </table:table-cell>
          <table:table-cell office:value-type="float" office:value="0.81701017" calcext:value-type="float">
            <text:p>0.81701017</text:p>
          </table:table-cell>
          <table:table-cell table:formula="of:=POWER([.C287]-6.75;2)" office:value-type="float" office:value="35.2003683228834" calcext:value-type="float">
            <text:p>35.200368322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046049" calcext:value-type="float">
            <text:p>1.046049</text:p>
          </table:table-cell>
          <table:table-cell office:value-type="float" office:value="0.812946575" calcext:value-type="float">
            <text:p>0.812946575</text:p>
          </table:table-cell>
          <table:table-cell table:formula="of:=POWER([.C288]-6.75;2)" office:value-type="float" office:value="35.2486033713042" calcext:value-type="float">
            <text:p>35.248603371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9887545" calcext:value-type="float">
            <text:p>0.809887545</text:p>
          </table:table-cell>
          <table:table-cell table:formula="of:=POWER([.C289]-6.75;2)" office:value-type="float" office:value="35.2849359780461" calcext:value-type="float">
            <text:p>35.28493597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875897" calcext:value-type="float">
            <text:p>0.80875897</text:p>
          </table:table-cell>
          <table:table-cell table:formula="of:=POWER([.C290]-6.75;2)" office:value-type="float" office:value="35.2983449765555" calcext:value-type="float">
            <text:p>35.298344976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7630395" calcext:value-type="float">
            <text:p>0.807630395</text:p>
          </table:table-cell>
          <table:table-cell table:formula="of:=POWER([.C291]-6.75;2)" office:value-type="float" office:value="35.3117565224278" calcext:value-type="float">
            <text:p>35.311756522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650182" calcext:value-type="float">
            <text:p>0.80650182</text:p>
          </table:table-cell>
          <table:table-cell table:formula="of:=POWER([.C292]-6.75;2)" office:value-type="float" office:value="35.3251706156633" calcext:value-type="float">
            <text:p>35.325170615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5373245" calcext:value-type="float">
            <text:p>0.805373245</text:p>
          </table:table-cell>
          <table:table-cell table:formula="of:=POWER([.C293]-6.75;2)" office:value-type="float" office:value="35.3385872562618" calcext:value-type="float">
            <text:p>35.338587256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424467" calcext:value-type="float">
            <text:p>0.80424467</text:p>
          </table:table-cell>
          <table:table-cell table:formula="of:=POWER([.C294]-6.75;2)" office:value-type="float" office:value="35.3520064442234" calcext:value-type="float">
            <text:p>35.3520064442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3116095" calcext:value-type="float">
            <text:p>0.803116095</text:p>
          </table:table-cell>
          <table:table-cell table:formula="of:=POWER([.C295]-6.75;2)" office:value-type="float" office:value="35.365428179548" calcext:value-type="float">
            <text:p>35.3654281795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198752" calcext:value-type="float">
            <text:p>0.80198752</text:p>
          </table:table-cell>
          <table:table-cell table:formula="of:=POWER([.C296]-6.75;2)" office:value-type="float" office:value="35.3788524622357" calcext:value-type="float">
            <text:p>35.378852462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800858945" calcext:value-type="float">
            <text:p>0.800858945</text:p>
          </table:table-cell>
          <table:table-cell table:formula="of:=POWER([.C297]-6.75;2)" office:value-type="float" office:value="35.3922792922865" calcext:value-type="float">
            <text:p>35.392279292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79973037" calcext:value-type="float">
            <text:p>0.79973037</text:p>
          </table:table-cell>
          <table:table-cell table:formula="of:=POWER([.C298]-6.75;2)" office:value-type="float" office:value="35.4057086697003" calcext:value-type="float">
            <text:p>35.405708669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59958" calcext:value-type="float">
            <text:p>0.659958</text:p>
          </table:table-cell>
          <table:table-cell office:value-type="float" office:value="0.798601795" calcext:value-type="float">
            <text:p>0.798601795</text:p>
          </table:table-cell>
          <table:table-cell table:formula="of:=POWER([.C299]-6.75;2)" office:value-type="float" office:value="35.4191405944772" calcext:value-type="float">
            <text:p>35.419140594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81566" calcext:value-type="float">
            <text:p>0.681566</text:p>
          </table:table-cell>
          <table:table-cell office:value-type="float" office:value="0.79747322" calcext:value-type="float">
            <text:p>0.79747322</text:p>
          </table:table-cell>
          <table:table-cell table:formula="of:=POWER([.C300]-6.75;2)" office:value-type="float" office:value="35.4325750666172" calcext:value-type="float">
            <text:p>35.432575066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18732" calcext:value-type="float">
            <text:p>1.418732</text:p>
          </table:table-cell>
          <table:table-cell office:value-type="float" office:value="0.796236605" calcext:value-type="float">
            <text:p>0.79623660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597062" calcext:value-type="float">
            <text:p>1.597062</text:p>
          </table:table-cell>
          <table:table-cell office:value-type="float" office:value="0.7931084874" calcext:value-type="float">
            <text:p>0.7931084874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631907" calcext:value-type="float">
            <text:p>1.631907</text:p>
          </table:table-cell>
          <table:table-cell office:value-type="float" office:value="0.7890481162" calcext:value-type="float">
            <text:p>0.789048116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634553" calcext:value-type="float">
            <text:p>1.634553</text:p>
          </table:table-cell>
          <table:table-cell office:value-type="float" office:value="0.7847696447" calcext:value-type="float">
            <text:p>0.7847696447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654992" calcext:value-type="float">
            <text:p>1.654992</text:p>
          </table:table-cell>
          <table:table-cell office:value-type="float" office:value="0.7804340153" calcext:value-type="float">
            <text:p>0.780434015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703205" calcext:value-type="float">
            <text:p>1.703205</text:p>
          </table:table-cell>
          <table:table-cell office:value-type="float" office:value="0.7759491026" calcext:value-type="float">
            <text:p>0.775949102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757692" calcext:value-type="float">
            <text:p>1.757692</text:p>
          </table:table-cell>
          <table:table-cell office:value-type="float" office:value="0.771169433" calcext:value-type="float">
            <text:p>0.77116943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777989" calcext:value-type="float">
            <text:p>1.777989</text:p>
          </table:table-cell>
          <table:table-cell office:value-type="float" office:value="0.7660579171" calcext:value-type="float">
            <text:p>0.766057917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71112" calcext:value-type="float">
            <text:p>1.71112</text:p>
          </table:table-cell>
          <table:table-cell office:value-type="float" office:value="0.7607874427" calcext:value-type="float">
            <text:p>0.7607874427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7232" calcext:value-type="float">
            <text:p>1.477232</text:p>
          </table:table-cell>
          <table:table-cell office:value-type="float" office:value="0.7558118796" calcext:value-type="float">
            <text:p>0.755811879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520149316" calcext:value-type="float">
            <text:p>0.752014931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514899365" calcext:value-type="float">
            <text:p>0.7514899365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509593564" calcext:value-type="float">
            <text:p>0.7509593564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504231016" calcext:value-type="float">
            <text:p>0.750423101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98810806" calcext:value-type="float">
            <text:p>0.749881080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93332" calcext:value-type="float">
            <text:p>0.749333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87793641" calcext:value-type="float">
            <text:p>0.7487793641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82194754" calcext:value-type="float">
            <text:p>0.748219475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76534341" calcext:value-type="float">
            <text:p>0.747653434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70811381" calcext:value-type="float">
            <text:p>0.7470811381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65024833" calcext:value-type="float">
            <text:p>0.746502483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851239" calcext:value-type="float">
            <text:p>0.851239</text:p>
          </table:table-cell>
          <table:table-cell office:value-type="float" office:value="0.7459173631" calcext:value-type="float">
            <text:p>0.7459173631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595259" calcext:value-type="float">
            <text:p>0.595259</text:p>
          </table:table-cell>
          <table:table-cell office:value-type="float" office:value="0.7453256685" calcext:value-type="float">
            <text:p>0.7453256685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73361" calcext:value-type="float">
            <text:p>0.973361</text:p>
          </table:table-cell>
          <table:table-cell office:value-type="float" office:value="0.7461735028" calcext:value-type="float">
            <text:p>0.7461735028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240973" calcext:value-type="float">
            <text:p>1.240973</text:p>
          </table:table-cell>
          <table:table-cell office:value-type="float" office:value="0.7448826648" calcext:value-type="float">
            <text:p>0.7448826648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38336" calcext:value-type="float">
            <text:p>1.438336</text:p>
          </table:table-cell>
          <table:table-cell office:value-type="float" office:value="0.7420478629" calcext:value-type="float">
            <text:p>0.7420478629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565371" calcext:value-type="float">
            <text:p>1.565371</text:p>
          </table:table-cell>
          <table:table-cell office:value-type="float" office:value="0.7380462069" calcext:value-type="float">
            <text:p>0.7380462069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615815" calcext:value-type="float">
            <text:p>1.615815</text:p>
          </table:table-cell>
          <table:table-cell office:value-type="float" office:value="0.7332639827" calcext:value-type="float">
            <text:p>0.733263982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582675" calcext:value-type="float">
            <text:p>1.582675</text:p>
          </table:table-cell>
          <table:table-cell office:value-type="float" office:value="0.7281328721" calcext:value-type="float">
            <text:p>0.7281328721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58123" calcext:value-type="float">
            <text:p>1.458123</text:p>
          </table:table-cell>
          <table:table-cell office:value-type="float" office:value="0.7231355497" calcext:value-type="float">
            <text:p>0.723135549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229902" calcext:value-type="float">
            <text:p>1.229902</text:p>
          </table:table-cell>
          <table:table-cell office:value-type="float" office:value="0.7188120941" calcext:value-type="float">
            <text:p>0.7188120941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57878935" calcext:value-type="float">
            <text:p>0.715787893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4907244" calcext:value-type="float">
            <text:p>0.71490724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40160479" calcext:value-type="float">
            <text:p>0.7140160479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31141145" calcext:value-type="float">
            <text:p>0.713114114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22012485" calcext:value-type="float">
            <text:p>0.7122012485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127725" calcext:value-type="float">
            <text:p>0.71127725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103419141" calcext:value-type="float">
            <text:p>0.7103419141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93950309" calcext:value-type="float">
            <text:p>0.7093950309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84363851" calcext:value-type="float">
            <text:p>0.7084363851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74657563" calcext:value-type="float">
            <text:p>0.707465756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64829182" calcext:value-type="float">
            <text:p>0.7064829182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54876392" calcext:value-type="float">
            <text:p>0.7054876392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863737" calcext:value-type="float">
            <text:p>0.863737</text:p>
          </table:table-cell>
          <table:table-cell office:value-type="float" office:value="0.7044796815" calcext:value-type="float">
            <text:p>0.704479681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888645" calcext:value-type="float">
            <text:p>0.888645</text:p>
          </table:table-cell>
          <table:table-cell office:value-type="float" office:value="0.7034588013" calcext:value-type="float">
            <text:p>0.703458801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333585" calcext:value-type="float">
            <text:p>1.333585</text:p>
          </table:table-cell>
          <table:table-cell office:value-type="float" office:value="0.7022640516" calcext:value-type="float">
            <text:p>0.702264051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562459" calcext:value-type="float">
            <text:p>1.562459</text:p>
          </table:table-cell>
          <table:table-cell office:value-type="float" office:value="0.6981645649" calcext:value-type="float">
            <text:p>0.6981645649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655071" calcext:value-type="float">
            <text:p>1.655071</text:p>
          </table:table-cell>
          <table:table-cell office:value-type="float" office:value="0.6925155817" calcext:value-type="float">
            <text:p>0.6925155817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643189" calcext:value-type="float">
            <text:p>1.643189</text:p>
          </table:table-cell>
          <table:table-cell office:value-type="float" office:value="0.6861829803" calcext:value-type="float">
            <text:p>0.6861829803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549007" calcext:value-type="float">
            <text:p>1.549007</text:p>
          </table:table-cell>
          <table:table-cell office:value-type="float" office:value="0.6798451921" calcext:value-type="float">
            <text:p>0.6798451921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393542" calcext:value-type="float">
            <text:p>1.393542</text:p>
          </table:table-cell>
          <table:table-cell office:value-type="float" office:value="0.67405078" calcext:value-type="float">
            <text:p>0.6740507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19824" calcext:value-type="float">
            <text:p>1.19824</text:p>
          </table:table-cell>
          <table:table-cell office:value-type="float" office:value="0.6692219799" calcext:value-type="float">
            <text:p>0.6692219799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77879" calcext:value-type="float">
            <text:p>0.977879</text:p>
          </table:table-cell>
          <table:table-cell office:value-type="float" office:value="0.6656475338" calcext:value-type="float">
            <text:p>0.6656475338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35235102" calcext:value-type="float">
            <text:p>0.6635235102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32165685" calcext:value-type="float">
            <text:p>0.6632165685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29053931" calcext:value-type="float">
            <text:p>0.6629053931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25898958" calcext:value-type="float">
            <text:p>0.6625898958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2269986" calcext:value-type="float">
            <text:p>0.66226998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19455704" calcext:value-type="float">
            <text:p>0.6619455704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16165532" calcext:value-type="float">
            <text:p>0.6616165532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12828357" calcext:value-type="float">
            <text:p>0.661282835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09443165" calcext:value-type="float">
            <text:p>0.6609443165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06008913" calcext:value-type="float">
            <text:p>0.660600891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602524526" calcext:value-type="float">
            <text:p>0.6602524526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708337" calcext:value-type="float">
            <text:p>0.708337</text:p>
          </table:table-cell>
          <table:table-cell office:value-type="float" office:value="0.6598988897" calcext:value-type="float">
            <text:p>0.659898889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521961" calcext:value-type="float">
            <text:p>0.521961</text:p>
          </table:table-cell>
          <table:table-cell office:value-type="float" office:value="0.6595400889" calcext:value-type="float">
            <text:p>0.659540088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121309" calcext:value-type="float">
            <text:p>1.121309</text:p>
          </table:table-cell>
          <table:table-cell office:value-type="float" office:value="0.6605667985" calcext:value-type="float">
            <text:p>0.660566798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255975" calcext:value-type="float">
            <text:p>1.255975</text:p>
          </table:table-cell>
          <table:table-cell office:value-type="float" office:value="0.6571025714" calcext:value-type="float">
            <text:p>0.6571025714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265105" calcext:value-type="float">
            <text:p>1.265105</text:p>
          </table:table-cell>
          <table:table-cell office:value-type="float" office:value="0.6525656591" calcext:value-type="float">
            <text:p>0.6525656591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258882" calcext:value-type="float">
            <text:p>1.258882</text:p>
          </table:table-cell>
          <table:table-cell office:value-type="float" office:value="0.6478897863" calcext:value-type="float">
            <text:p>0.647889786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294171" calcext:value-type="float">
            <text:p>1.294171</text:p>
          </table:table-cell>
          <table:table-cell office:value-type="float" office:value="0.6431898462" calcext:value-type="float">
            <text:p>0.643189846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378132" calcext:value-type="float">
            <text:p>1.378132</text:p>
          </table:table-cell>
          <table:table-cell office:value-type="float" office:value="0.6381434806" calcext:value-type="float">
            <text:p>0.6381434806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9129" calcext:value-type="float">
            <text:p>1.479129</text:p>
          </table:table-cell>
          <table:table-cell office:value-type="float" office:value="0.6323623203" calcext:value-type="float">
            <text:p>0.632362320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552423" calcext:value-type="float">
            <text:p>1.552423</text:p>
          </table:table-cell>
          <table:table-cell office:value-type="float" office:value="0.6256948661" calcext:value-type="float">
            <text:p>0.6256948661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555637" calcext:value-type="float">
            <text:p>1.555637</text:p>
          </table:table-cell>
          <table:table-cell office:value-type="float" office:value="0.618339881" calcext:value-type="float">
            <text:p>0.618339881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47977" calcext:value-type="float">
            <text:p>1.447977</text:p>
          </table:table-cell>
          <table:table-cell office:value-type="float" office:value="0.610841504" calcext:value-type="float">
            <text:p>0.61084150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173214" calcext:value-type="float">
            <text:p>1.173214</text:p>
          </table:table-cell>
          <table:table-cell office:value-type="float" office:value="0.6040904113" calcext:value-type="float">
            <text:p>0.604090411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5994633902" calcext:value-type="float">
            <text:p>0.599463390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5999947213" calcext:value-type="float">
            <text:p>0.599994721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05348347" calcext:value-type="float">
            <text:p>0.600534834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108395" calcext:value-type="float">
            <text:p>0.60108395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16422941" calcext:value-type="float">
            <text:p>0.6016422941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22101017" calcext:value-type="float">
            <text:p>0.602210101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27876154" calcext:value-type="float">
            <text:p>0.6027876154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33750862" calcext:value-type="float">
            <text:p>0.6033750862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39727739" calcext:value-type="float">
            <text:p>0.6039727739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45809474" calcext:value-type="float">
            <text:p>0.6045809474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5199885" calcext:value-type="float">
            <text:p>0.605199885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5829875" calcext:value-type="float">
            <text:p>0.60582987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64712162" calcext:value-type="float">
            <text:p>0.6064712162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34641" calcext:value-type="float">
            <text:p>0.534641</text:p>
          </table:table-cell>
          <table:table-cell office:value-type="float" office:value="0.6071242182" calcext:value-type="float">
            <text:p>0.607124218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818993" calcext:value-type="float">
            <text:p>0.818993</text:p>
          </table:table-cell>
          <table:table-cell office:value-type="float" office:value="0.6077892018" calcext:value-type="float">
            <text:p>0.607789201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153865" calcext:value-type="float">
            <text:p>1.153865</text:p>
          </table:table-cell>
          <table:table-cell office:value-type="float" office:value="0.6058336111" calcext:value-type="float">
            <text:p>0.6058336111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29608" calcext:value-type="float">
            <text:p>1.29608</text:p>
          </table:table-cell>
          <table:table-cell office:value-type="float" office:value="0.6007118224" calcext:value-type="float">
            <text:p>0.6007118224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28665" calcext:value-type="float">
            <text:p>1.28665</text:p>
          </table:table-cell>
          <table:table-cell office:value-type="float" office:value="0.5941517453" calcext:value-type="float">
            <text:p>0.594151745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140368" calcext:value-type="float">
            <text:p>1.140368</text:p>
          </table:table-cell>
          <table:table-cell office:value-type="float" office:value="0.5875565238" calcext:value-type="float">
            <text:p>0.587556523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864766" calcext:value-type="float">
            <text:p>0.864766</text:p>
          </table:table-cell>
          <table:table-cell office:value-type="float" office:value="0.5822410288" calcext:value-type="float">
            <text:p>0.582241028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435326" calcext:value-type="float">
            <text:p>0.435326</text:p>
          </table:table-cell>
          <table:table-cell office:value-type="float" office:value="0.579498068" calcext:value-type="float">
            <text:p>0.57949806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435326" calcext:value-type="float">
            <text:p>0.435326</text:p>
          </table:table-cell>
          <table:table-cell office:value-type="float" office:value="0.5809115196" calcext:value-type="float">
            <text:p>0.5809115196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435326" calcext:value-type="float">
            <text:p>0.435326</text:p>
          </table:table-cell>
          <table:table-cell office:value-type="float" office:value="0.5823529604" calcext:value-type="float">
            <text:p>0.5823529604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435326" calcext:value-type="float">
            <text:p>0.435326</text:p>
          </table:table-cell>
          <table:table-cell office:value-type="float" office:value="0.58382323" calcext:value-type="float">
            <text:p>0.5838232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477113" calcext:value-type="float">
            <text:p>0.477113</text:p>
          </table:table-cell>
          <table:table-cell office:value-type="float" office:value="0.585323202" calcext:value-type="float">
            <text:p>0.585323202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68446" calcext:value-type="float">
            <text:p>0.668446</text:p>
          </table:table-cell>
          <table:table-cell office:value-type="float" office:value="0.5864273878" calcext:value-type="float">
            <text:p>0.586427387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4334" calcext:value-type="float">
            <text:p>0.64334</text:p>
          </table:table-cell>
          <table:table-cell office:value-type="float" office:value="0.5855818351" calcext:value-type="float">
            <text:p>0.5855818351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5849801875" calcext:value-type="float">
            <text:p>0.5849801875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5883537158" calcext:value-type="float">
            <text:p>0.588353715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5917990213" calcext:value-type="float">
            <text:p>0.591799021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5953184194" calcext:value-type="float">
            <text:p>0.5953184194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5989143261" calcext:value-type="float">
            <text:p>0.5989143261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6025892637" calcext:value-type="float">
            <text:p>0.6025892637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64495" calcext:value-type="float">
            <text:p>0.264495</text:p>
          </table:table-cell>
          <table:table-cell office:value-type="float" office:value="0.6063458667" calcext:value-type="float">
            <text:p>0.606345866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559345" calcext:value-type="float">
            <text:p>0.559345</text:p>
          </table:table-cell>
          <table:table-cell office:value-type="float" office:value="0.6101868876" calcext:value-type="float">
            <text:p>0.6101868876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864919" calcext:value-type="float">
            <text:p>0.864919</text:p>
          </table:table-cell>
          <table:table-cell office:value-type="float" office:value="0.6107646364" calcext:value-type="float">
            <text:p>0.610764636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36973" calcext:value-type="float">
            <text:p>0.936973</text:p>
          </table:table-cell>
          <table:table-cell office:value-type="float" office:value="0.6078433218" calcext:value-type="float">
            <text:p>0.607843321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85698" calcext:value-type="float">
            <text:p>0.85698</text:p>
          </table:table-cell>
          <table:table-cell office:value-type="float" office:value="0.6040162326" calcext:value-type="float">
            <text:p>0.6040162326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66953" calcext:value-type="float">
            <text:p>0.666953</text:p>
          </table:table-cell>
          <table:table-cell office:value-type="float" office:value="0.6010401882" calcext:value-type="float">
            <text:p>0.6010401882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424325" calcext:value-type="float">
            <text:p>0.424325</text:p>
          </table:table-cell>
          <table:table-cell office:value-type="float" office:value="0.6002555119" calcext:value-type="float">
            <text:p>0.6002555119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92891" calcext:value-type="float">
            <text:p>0.292891</text:p>
          </table:table-cell>
          <table:table-cell office:value-type="float" office:value="0.6023751566" calcext:value-type="float">
            <text:p>0.602375156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467578" calcext:value-type="float">
            <text:p>0.467578</text:p>
          </table:table-cell>
          <table:table-cell office:value-type="float" office:value="0.6061493537" calcext:value-type="float">
            <text:p>0.6061493537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721284" calcext:value-type="float">
            <text:p>0.721284</text:p>
          </table:table-cell>
          <table:table-cell office:value-type="float" office:value="0.6078601111" calcext:value-type="float">
            <text:p>0.607860111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19551" calcext:value-type="float">
            <text:p>0.919551</text:p>
          </table:table-cell>
          <table:table-cell office:value-type="float" office:value="0.6064423125" calcext:value-type="float">
            <text:p>0.60644231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013312" calcext:value-type="float">
            <text:p>1.013312</text:p>
          </table:table-cell>
          <table:table-cell office:value-type="float" office:value="0.6024789114" calcext:value-type="float">
            <text:p>0.6024789114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69463" calcext:value-type="float">
            <text:p>0.969463</text:p>
          </table:table-cell>
          <table:table-cell office:value-type="float" office:value="0.5972118205" calcext:value-type="float">
            <text:p>0.597211820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923773896" calcext:value-type="float">
            <text:p>0.5923773896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903929868" calcext:value-type="float">
            <text:p>0.590392986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883556667" calcext:value-type="float">
            <text:p>0.58835566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862632838" calcext:value-type="float">
            <text:p>0.586263283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841135753" calcext:value-type="float">
            <text:p>0.5841135753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819041528" calcext:value-type="float">
            <text:p>0.581904152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743192" calcext:value-type="float">
            <text:p>0.743192</text:p>
          </table:table-cell>
          <table:table-cell office:value-type="float" office:value="0.579632493" calcext:value-type="float">
            <text:p>0.57963249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575984" calcext:value-type="float">
            <text:p>0.575984</text:p>
          </table:table-cell>
          <table:table-cell office:value-type="float" office:value="0.5772959286" calcext:value-type="float">
            <text:p>0.577295928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87543" calcext:value-type="float">
            <text:p>0.787543</text:p>
          </table:table-cell>
          <table:table-cell office:value-type="float" office:value="0.577314942" calcext:value-type="float">
            <text:p>0.577314942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727748" calcext:value-type="float">
            <text:p>0.727748</text:p>
          </table:table-cell>
          <table:table-cell office:value-type="float" office:value="0.5742233529" calcext:value-type="float">
            <text:p>0.5742233529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5719319403" calcext:value-type="float">
            <text:p>0.571931940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5757129242" calcext:value-type="float">
            <text:p>0.5757129242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5796102462" calcext:value-type="float">
            <text:p>0.5796102462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5836293594" calcext:value-type="float">
            <text:p>0.5836293594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322387" calcext:value-type="float">
            <text:p>0.322387</text:p>
          </table:table-cell>
          <table:table-cell office:value-type="float" office:value="0.5877760635" calcext:value-type="float">
            <text:p>0.587776063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315369" calcext:value-type="float">
            <text:p>0.315369</text:p>
          </table:table-cell>
          <table:table-cell office:value-type="float" office:value="0.5920565323" calcext:value-type="float">
            <text:p>0.592056532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04173" calcext:value-type="float">
            <text:p>0.904173</text:p>
          </table:table-cell>
          <table:table-cell office:value-type="float" office:value="0.5965923934" calcext:value-type="float">
            <text:p>0.596592393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135585" calcext:value-type="float">
            <text:p>1.135585</text:p>
          </table:table-cell>
          <table:table-cell office:value-type="float" office:value="0.59146605" calcext:value-type="float">
            <text:p>0.5914660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155667" calcext:value-type="float">
            <text:p>1.155667</text:p>
          </table:table-cell>
          <table:table-cell office:value-type="float" office:value="0.5822436949" calcext:value-type="float">
            <text:p>0.5822436949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61068" calcext:value-type="float">
            <text:p>0.961068</text:p>
          </table:table-cell>
          <table:table-cell office:value-type="float" office:value="0.5723570862" calcext:value-type="float">
            <text:p>0.572357086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0.5655375965" calcext:value-type="float">
            <text:p>0.5655375965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0.5679990179" calcext:value-type="float">
            <text:p>0.5679990179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0.5705499455" calcext:value-type="float">
            <text:p>0.5705499455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0.5731953519" calcext:value-type="float">
            <text:p>0.5731953519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427698" calcext:value-type="float">
            <text:p>0.427698</text:p>
          </table:table-cell>
          <table:table-cell office:value-type="float" office:value="0.5759405849" calcext:value-type="float">
            <text:p>0.5759405849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38832" calcext:value-type="float">
            <text:p>0.138832</text:p>
          </table:table-cell>
          <table:table-cell office:value-type="float" office:value="0.5787914038" calcext:value-type="float">
            <text:p>0.578791403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784555" calcext:value-type="float">
            <text:p>0.784555</text:p>
          </table:table-cell>
          <table:table-cell office:value-type="float" office:value="0.5874180588" calcext:value-type="float">
            <text:p>0.587418058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874583" calcext:value-type="float">
            <text:p>0.874583</text:p>
          </table:table-cell>
          <table:table-cell office:value-type="float" office:value="0.58347532" calcext:value-type="float">
            <text:p>0.58347532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75343469" calcext:value-type="float">
            <text:p>0.5775343469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76754167" calcext:value-type="float">
            <text:p>0.57767541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78224894" calcext:value-type="float">
            <text:p>0.577822489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79759565" calcext:value-type="float">
            <text:p>0.5779759565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81362444" calcext:value-type="float">
            <text:p>0.578136244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83038182" calcext:value-type="float">
            <text:p>0.578303818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570763" calcext:value-type="float">
            <text:p>0.570763</text:p>
          </table:table-cell>
          <table:table-cell office:value-type="float" office:value="0.578479186" calcext:value-type="float">
            <text:p>0.578479186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505364" calcext:value-type="float">
            <text:p>0.505364</text:p>
          </table:table-cell>
          <table:table-cell office:value-type="float" office:value="0.5786629048" calcext:value-type="float">
            <text:p>0.578662904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836878" calcext:value-type="float">
            <text:p>0.836878</text:p>
          </table:table-cell>
          <table:table-cell office:value-type="float" office:value="0.5804506829" calcext:value-type="float">
            <text:p>0.5804506829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7404" calcext:value-type="float">
            <text:p>0.57404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698265641" calcext:value-type="float">
            <text:p>0.5698265641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653913684" calcext:value-type="float">
            <text:p>0.565391368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607164324" calcext:value-type="float">
            <text:p>0.560716432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557817778" calcext:value-type="float">
            <text:p>0.555781777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738364" calcext:value-type="float">
            <text:p>0.738364</text:p>
          </table:table-cell>
          <table:table-cell office:value-type="float" office:value="0.5505651429" calcext:value-type="float">
            <text:p>0.5505651429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16344" calcext:value-type="float">
            <text:p>0.516344</text:p>
          </table:table-cell>
          <table:table-cell office:value-type="float" office:value="0.5450416471" calcext:value-type="float">
            <text:p>0.5450416471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081427" calcext:value-type="float">
            <text:p>1.081427</text:p>
          </table:table-cell>
          <table:table-cell office:value-type="float" office:value="0.5459112727" calcext:value-type="float">
            <text:p>0.545911272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329689" calcext:value-type="float">
            <text:p>1.329689</text:p>
          </table:table-cell>
          <table:table-cell office:value-type="float" office:value="0.5291764063" calcext:value-type="float">
            <text:p>0.529176406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381888" calcext:value-type="float">
            <text:p>1.381888</text:p>
          </table:table-cell>
          <table:table-cell office:value-type="float" office:value="0.5033534194" calcext:value-type="float">
            <text:p>0.5033534194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25976" calcext:value-type="float">
            <text:p>1.25976</text:p>
          </table:table-cell>
          <table:table-cell office:value-type="float" office:value="0.4740689333" calcext:value-type="float">
            <text:p>0.47406893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62794" calcext:value-type="float">
            <text:p>0.962794</text:p>
          </table:table-cell>
          <table:table-cell office:value-type="float" office:value="0.4469761379" calcext:value-type="float">
            <text:p>0.4469761379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401191" calcext:value-type="float">
            <text:p>0.401191</text:p>
          </table:table-cell>
          <table:table-cell office:value-type="float" office:value="0.4285540714" calcext:value-type="float">
            <text:p>0.4285540714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401191" calcext:value-type="float">
            <text:p>0.401191</text:p>
          </table:table-cell>
          <table:table-cell office:value-type="float" office:value="0.4295675185" calcext:value-type="float">
            <text:p>0.429567518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401191" calcext:value-type="float">
            <text:p>0.401191</text:p>
          </table:table-cell>
          <table:table-cell office:value-type="float" office:value="0.4306589231" calcext:value-type="float">
            <text:p>0.4306589231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401191" calcext:value-type="float">
            <text:p>0.401191</text:p>
          </table:table-cell>
          <table:table-cell office:value-type="float" office:value="0.43183764" calcext:value-type="float">
            <text:p>0.43183764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401191" calcext:value-type="float">
            <text:p>0.401191</text:p>
          </table:table-cell>
          <table:table-cell office:value-type="float" office:value="0.4331145833" calcext:value-type="float">
            <text:p>0.43311458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440213" calcext:value-type="float">
            <text:p>0.440213</text:p>
          </table:table-cell>
          <table:table-cell office:value-type="float" office:value="0.4345025652" calcext:value-type="float">
            <text:p>0.4345025652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.434243" calcext:value-type="float">
            <text:p>0.4342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19:57.761473191</dc:date>
    <meta:document-statistic meta:table-count="1" meta:cell-count="1601" meta:object-count="0"/>
    <meta:generator>LibreOffice/4.2.7.2$Linux_X86_64 LibreOffice_project/420m0$Build-2</meta:generator>
  </office:meta>
</office:document-meta>
</file>